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4.3mm"/>
    </style:style>
    <style:style style:name="co2" style:family="table-column">
      <style:table-column-properties fo:break-before="auto" style:column-width="26.11mm"/>
    </style:style>
    <style:style style:name="co3" style:family="table-column">
      <style:table-column-properties fo:break-before="auto" style:column-width="165.93mm"/>
    </style:style>
    <style:style style:name="co4" style:family="table-column">
      <style:table-column-properties fo:break-before="auto" style:column-width="43.9mm"/>
    </style:style>
    <style:style style:name="co5" style:family="table-column">
      <style:table-column-properties fo:break-before="auto" style:column-width="24.92mm"/>
    </style:style>
    <style:style style:name="co6" style:family="table-column">
      <style:table-column-properties fo:break-before="auto" style:column-width="24.01mm"/>
    </style:style>
    <style:style style:name="co7" style:family="table-column">
      <style:table-column-properties fo:break-before="auto" style:column-width="19.1mm"/>
    </style:style>
    <style:style style:name="co8" style:family="table-column">
      <style:table-column-properties fo:break-before="auto" style:column-width="21.91mm"/>
    </style:style>
    <style:style style:name="co9" style:family="table-column">
      <style:table-column-properties fo:break-before="auto" style:column-width="24.47mm"/>
    </style:style>
    <style:style style:name="ro1" style:family="table-row">
      <style:table-row-properties style:row-height="5.08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number-columns-repeated="10" table:default-cell-style-name="Default"/>
        <table:table-column table:style-name="co9" table:number-columns-repeated="998" table:default-cell-style-name="Default"/>
        <table:table-row table:style-name="ro1">
          <table:table-cell table:style-name="ce1" office:value-type="string" calcext:value-type="string">
            <text:p>Kalaallisut</text:p>
          </table:table-cell>
          <table:table-cell table:style-name="ce1" office:value-type="string" calcext:value-type="string">
            <text:p>Suussusia</text:p>
          </table:table-cell>
          <table:table-cell table:style-name="ce1" office:value-type="string" calcext:value-type="string">
            <text:p>Tuluttuua</text:p>
          </table:table-cell>
          <table:table-cell table:style-name="ce1" office:value-type="string" calcext:value-type="string">
            <text:p>Assersuut kalaallisut</text:p>
          </table:table-cell>
          <table:table-cell table:style-name="ce1" office:value-type="string" calcext:value-type="string">
            <text:p>Assersuut tuluttut</text:p>
          </table:table-cell>
          <table:table-cell table:style-name="ce1" office:value-type="string" calcext:value-type="string">
            <text:p>Nassuiaat/explanation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madrassi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mattres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ggu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sinks in, burrows into something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gisteri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someone who holds a Masters degree, or a Cand. Mag. degre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gneti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magne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hogni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mahogany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jonæse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mayonnaise 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joqq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a slope that one wants to climb up, a river one intends to sail up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joralla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keeps up speed on the way up a slope (on skis or with a sled)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jorappoq</text:p>
          </table:table-cell>
          <table:table-cell table:style-name="ce4" office:value-type="string" calcext:value-type="string">
            <text:p>oqaluut susaatsoq</text:p>
          </table:table-cell>
          <table:table-cell table:style-name="ce4" office:value-type="string" calcext:value-type="string">
            <text:p>goes upstream, runs up onto the beach (said of a kayak or boat)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jorassa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runs up onto the beach (said of a kayak or boat)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jori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a slope that one wants to climb up, a rive one intends to sail up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jo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travels up against the curren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jorteqiv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pulls up his/her pants, hitches up his/her pant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jsi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corn, mais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juari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a slope on intends to climb up 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ju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goes up, climbs up, ascend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juartarfiit</text:p>
          </table:table-cell>
          <table:table-cell table:style-name="ce4" office:value-type="string" calcext:value-type="string">
            <text:p>taggit qasseersiut</text:p>
          </table:table-cell>
          <table:table-cell table:style-name="ce5" office:value-type="string" calcext:value-type="string">
            <text:p>stairway, staircase, step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juartoorne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swelling of the lymphnodes, swollen gland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juffapput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are coming up in numbers, many are on their way up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juffasillit</text:p>
          </table:table-cell>
          <table:table-cell table:style-name="ce4" office:value-type="string" calcext:value-type="string">
            <text:p>taggit qasseersiut</text:p>
          </table:table-cell>
          <table:table-cell table:style-name="ce5" office:value-type="string" calcext:value-type="string">
            <text:p>tree-climbing birds, birds with zygodactylic feet having two toes facing forward and two toes pointing back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jukujoo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jumps up on people (said of a dog)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juup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takes it up, brings it up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juaapput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are coming up in numbers, many are on their way up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karoni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macaroni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keqqaat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housecoat, nightshirt, rob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kialav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a little frayed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kiali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frayed, worn ou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kiarne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splinter, chip off of something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kip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gets out of bed, rights himself (for ex. a kayaker whose boat has capsized)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kip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turns it rightside up, draws an exam questio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kisequt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loincloth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kisi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loin, crotch, lower back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kisilunne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low back pain, lumbago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kisilu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has lower back pain, has lumbago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kitajui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mild, is meek, is humbl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kitasa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behaves agressively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kitav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sticks up, stands erect, is awake, has gotten up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kite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about to stand up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kitip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raises it up, helps him/her up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kitseriv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has lower back pai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kitsine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drawing to determine a winner (for ex. in a lottery)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kitsine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drawing to determine a winner (for ex. in a lottery)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kittali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someone who can roll a kayak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kitta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becomes overbearing, <text:s/>becomes demanding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kittap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keeps it (a kayak) upright in spite of taking a breaking wave</text:p>
          </table:table-cell>
          <table:table-cell table:number-columns-repeated="3"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makitt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an second keel for stability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kittaq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can roll a kayak, can right the kayak after a capsiz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kittari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level, is horizontal 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kittarisso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horizontal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kittarissaat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level, instrument for measuring whether something is level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kiaalluv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usually gets up early in the morning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kia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gets up early in the morning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kiaarut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housecoat, nightshirt, rob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kkariina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margarin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kko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makes a bang, makes a the sound of bangs, crashes, makes the something hard hitting something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kkua</text:p>
          </table:table-cell>
          <table:table-cell table:style-name="ce5"/>
          <table:table-cell table:style-name="ce5" office:value-type="string" calcext:value-type="string">
            <text:p>these 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kkuinn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misfires (of a gun)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kkulu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knocks, makes a knocking sound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kkup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has righted it (a kayak) after a capsiz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kreli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mackerel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kup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has proven to him/her that he is stronge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akartip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lifts it half way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amu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Northern petrel, Fulmaris gaciali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angav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holds his/her head bent back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anga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holds his/her head uprigh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aria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malaria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bends his head backward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artitassaanngila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stubborn, won't change his/her mind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artaase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has to have his/her way, is obstinat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eqqeriv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keen on going out to hunt seals and smaller whale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eqqi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goes out with others to hunt seals and smaller whale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erariipput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are inseparable (said of friends)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ersor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chases him/her, tries to catch him/he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eruagassiat</text:p>
          </table:table-cell>
          <table:table-cell table:style-name="ce4" office:value-type="string" calcext:value-type="string">
            <text:p>taggit qasseersiut</text:p>
          </table:table-cell>
          <table:table-cell table:style-name="ce5" office:value-type="string" calcext:value-type="string">
            <text:p>rules, instruction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eruar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follows it (for ex. instructions or orders)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eruu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cooperative, is obedient, is willing to change his/her mind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eruutiinn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obeys immediately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ialle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the sea has gotten stirred up or rough (with waves)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ialu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t is a little rough sailing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iaqiv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the sea is very rough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iarpalu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the sound of the waves against the ship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iarsu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medium size wav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igass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example, model, ideal, patter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igassiorpaa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acts as a role model for him/he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igassiuilluarto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an excellent role model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igassiuiso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pioneer, pathbreake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igassiuivoq</text:p>
          </table:table-cell>
          <table:table-cell table:style-name="ce4" office:value-type="string" calcext:value-type="string">
            <text:p>oqaluut susaatsoq</text:p>
          </table:table-cell>
          <table:table-cell table:style-name="ce4" office:value-type="string" calcext:value-type="string">
            <text:p>is a pathbreaker, inspiration to other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igaasio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has wave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iina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the Sun in the myth of the Sun and the Moo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i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wave (on water)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illugu</text:p>
          </table:table-cell>
          <table:table-cell table:style-name="ce4" office:value-type="string" calcext:value-type="string">
            <text:p>oqaluut</text:p>
          </table:table-cell>
          <table:table-cell table:style-name="ce5" office:value-type="string" calcext:value-type="string">
            <text:p>as a result, following that 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inngua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the hunting dance (Greenlandic folk dance)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innaasoq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interested, keeps up, alert</text:p>
          </table:table-cell>
          <table:table-cell table:style-name="ce5" table:number-columns-repeated="2"/>
          <table:table-cell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malinnaav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can follow, can keep up with what is being said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ip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follows him/he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issio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sailing in rough sea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isungaannarlugu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right on his/her heels, right after him/he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itsi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supporter, fa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ittai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his/her supporters, his/her fan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ittaqqutiinn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comes right after someone/something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ittariissari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mus.canon, round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ittariiaat</text:p>
          </table:table-cell>
          <table:table-cell table:style-name="ce4" office:value-type="string" calcext:value-type="string">
            <text:p>taggit qasseersiut</text:p>
          </table:table-cell>
          <table:table-cell table:style-name="ce5" office:value-type="string" calcext:value-type="string">
            <text:p>chai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ittarisass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rule, rules for behavior in a particular venue, guide for actio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ittar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is a follower of his/hers, behaves according to him/her/i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la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clever guy, smart perso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le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big seas are running, there are rough sea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lersorsuuv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really rough seas</text:p>
          </table:table-cell>
          <table:table-cell table:style-name="ce5" table:number-columns-repeated="2"/>
          <table:table-cell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malliukka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there are very high waves, there are very high sea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lor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digs it (turf) up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lup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follows someone with something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luser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sets out to chase him/her/it, gives chase to him/her/i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ugisima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a little drunk, is buzzed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ugisoor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happens to notice i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ugisoorti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accidentally noticed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ugitinnani</text:p>
          </table:table-cell>
          <table:table-cell table:style-name="ce4" office:value-type="string" calcext:value-type="string">
            <text:p>oqaluut</text:p>
          </table:table-cell>
          <table:table-cell table:style-name="ce5" office:value-type="string" calcext:value-type="string">
            <text:p>without being noticed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ugusunn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t feels like a nice chang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ugusu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happy about the chang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ug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notices it, observes it, feels that…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unn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noticible, It can be seen that...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unnartippaa</text:p>
          </table:table-cell>
          <table:table-cell table:style-name="ce4" office:value-type="string" calcext:value-type="string">
            <text:p>oqaluut susalik</text:p>
          </table:table-cell>
          <table:table-cell table:style-name="ce8" office:value-type="string" calcext:value-type="string">
            <text:p>celebrate</text:p>
          </table:table-cell>
          <table:table-cell table:style-name="ce5" office:value-type="string" calcext:value-type="string">
            <text:p>ulloq malunnartippaa </text:p>
          </table:table-cell>
          <table:table-cell table:style-name="ce5" office:value-type="string" calcext:value-type="string">
            <text:p>observes the day, celebrates that day, marks an event</text:p>
          </table:table-cell>
          <table:table-cell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malunnersima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a iittle drunk, is tipsy, is buzzed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unniu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t (an effect) is starting to be noticeabl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unnaarsa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makes an effort not to be noticed, tries to conceal what he/she is up to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unnaateq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t has an effect, <text:s/>it is noticible</text:p>
          </table:table-cell>
          <table:table-cell table:style-name="ce5" table:number-columns-repeated="2"/>
          <table:table-cell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malussari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sensitive, can notice small things, reacts quickly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ussarissuse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sensitivity, sense of touch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ussarniartalerput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they belive in ghosts, they believe in qivittut (cf. qivittoq), they see spirits everywher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uss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notices something, takes note of something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utt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sensitiv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laatiinnarlugu</text:p>
          </table:table-cell>
          <table:table-cell table:style-name="ce4" office:value-type="string" calcext:value-type="string">
            <text:p>oqaluut</text:p>
          </table:table-cell>
          <table:table-cell table:style-name="ce5" office:value-type="string" calcext:value-type="string">
            <text:p>delivers a sermon without notes</text:p>
          </table:table-cell>
          <table:table-cell table:style-name="ce5"/>
          <table:table-cell table:number-columns-repeated="2"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mamago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practice harpoo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mamakujuit</text:p>
          </table:table-cell>
          <table:table-cell table:style-name="ce4" office:value-type="string" calcext:value-type="string">
            <text:p>taggit qasseersiut</text:p>
          </table:table-cell>
          <table:table-cell table:style-name="ce5" office:value-type="string" calcext:value-type="string">
            <text:p>candy, sweet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mamakujuttut</text:p>
          </table:table-cell>
          <table:table-cell table:style-name="ce4" office:value-type="string" calcext:value-type="string">
            <text:p>taggit qasseersiut</text:p>
          </table:table-cell>
          <table:table-cell table:style-name="ce5" office:value-type="string" calcext:value-type="string">
            <text:p>candy, sweet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mallatsiinn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tastes so good you want more 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malaaq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jam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manga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syrup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mannge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has a sweet tooth, likes candy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maq!</text:p>
          </table:table-cell>
          <table:table-cell table:style-name="ce4" office:value-type="string" calcext:value-type="string">
            <text:p>oqaaseeraq</text:p>
          </table:table-cell>
          <table:table-cell table:style-name="ce5" office:value-type="string" calcext:value-type="string">
            <text:p>This is delicious!; <text:s/>Mmm, this is good!; <text:s/>Yummy!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maraluartitsiv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tastes so good you want more 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maris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a favorite food or drink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marlerpaa</text:p>
          </table:table-cell>
          <table:table-cell table:style-name="ce4" office:value-type="string" calcext:value-type="string">
            <text:p>oqaluut susaatsoq</text:p>
          </table:table-cell>
          <table:table-cell table:style-name="ce4" office:value-type="string" calcext:value-type="string">
            <text:p>slanders him/her, defamation</text:p>
          </table:table-cell>
          <table:table-cell table:style-name="ce5" table:number-columns-repeated="2"/>
          <table:table-cell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mamarluarto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delicacy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m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tastes good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mars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wolfs his/her food down, gobbles his/her food dow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marseqqut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desser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marsisip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can't stop eating i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marsiv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has started to taste right, has come <text:s/>to taste bette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marsaatigaa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talks behind his/her back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martuliat</text:p>
          </table:table-cell>
          <table:table-cell table:style-name="ce4" office:value-type="string" calcext:value-type="string">
            <text:p>taggit qasseersiut</text:p>
          </table:table-cell>
          <table:table-cell table:style-name="ce5" office:value-type="string" calcext:value-type="string">
            <text:p>delicacies, special treats (for ex. for a holiday)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masiv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keeps on eating it, can't stop eating i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mato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eats sweets, eats candy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miag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gets upset about it, gets angry because of i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mian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upsetting, makes one angry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miasu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becomes upset, feels insulted, is mistreated, is wronged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miasaar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makes fun of him/her, teases him/her mercilessly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miatsaatig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is angered by it, feels wronged by it, takes offense at i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mi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underside of a skin, side of skin without hai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mili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sod, turf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mili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closes completely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minga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the backside of it, the underside of i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minngavoq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is inside out, is upside dow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mippoq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is healed, has healed up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misarpoq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pulls on the wound, tugs on the incisio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mit</text:p>
          </table:table-cell>
          <table:table-cell table:style-name="ce4" office:value-type="string" calcext:value-type="string">
            <text:p>taggit qasseersiut</text:p>
          </table:table-cell>
          <table:table-cell table:style-name="ce5" office:value-type="string" calcext:value-type="string">
            <text:p>boiled jelly-like mass of seal fat from the inside of the ski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mit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capsizes (said of a kayaker)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mm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eat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mmata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dead tired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mmivi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vas defferen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maag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dislikes its taste, thinks it tastes bad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maa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tastes bad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ma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loses hair (said of a seal), has peeling skin (said of a whale)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maatsoorn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produces an unpleasant taste in the mouth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maatsoo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disappointed, had expected more, had counted on something bette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maatsoor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tastes something unpleasan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deli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almond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doliina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mandoli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e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clump of turf that is especially suitable as material for wicks of soapstone lamp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era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a smooth stretch of ice or wate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erassu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Pacific Ocea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eri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the sea has grown calm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gap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pesters him/her about something, puts pressure on him/her in order to get something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giarpoq</text:p>
          </table:table-cell>
          <table:table-cell table:style-name="ce4" office:value-type="string" calcext:value-type="string">
            <text:p>oqaluut susaatsoq</text:p>
          </table:table-cell>
          <table:table-cell table:style-name="ce4" office:value-type="string" calcext:value-type="string">
            <text:p>grasses, to gnaw</text:p>
          </table:table-cell>
          <table:table-cell table:style-name="ce5" table:number-columns-repeated="2"/>
          <table:table-cell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mangup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stuffs it in, tucks it i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gutse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tucks his/her shirt or undershirt i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guttagaq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suppossitory</text:p>
          </table:table-cell>
          <table:table-cell table:style-name="ce5" table:number-columns-repeated="2"/>
          <table:table-cell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mangutt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cargo carried inside a kayak</text:p>
          </table:table-cell>
          <table:table-cell table:style-name="ce5" table:number-columns-repeated="23"/>
          <table:table-cell table:style-name="ce4" table:number-columns-repeated="998"/>
        </table:table-row>
        <table:table-row table:style-name="ro1">
          <table:table-cell table:style-name="ce1" office:value-type="string" calcext:value-type="string">
            <text:p>manguttaaj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splits, comes apart in the middle (of a persons's clothes)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igor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tries to win him/her over, tries to molify him/her, tries to pacify him/he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iguuffig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is subservient to him/her, is submissive to him/her, is humble in his/her presenc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iguu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submissive, is meek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iilakulu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has a rough surface, is rough to the touch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iila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uneven, has rough spot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iil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unevenness, bumpiness, wavines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iilera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has a rough surface, is rough to the touch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iilliv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become rough, become bumby, become uneven</text:p>
          </table:table-cell>
          <table:table-cell table:style-name="ce5" table:number-columns-repeated="2"/>
          <table:table-cell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maniilaaraq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bumpy, has small bumps all ove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iilaav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uneven, has rough spot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ii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uneven</text:p>
          </table:table-cell>
          <table:table-cell table:style-name="ce5" table:number-columns-repeated="2"/>
          <table:table-cell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manii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uneven</text:p>
          </table:table-cell>
          <table:table-cell table:style-name="ce5" table:number-columns-repeated="2"/>
          <table:table-cell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Maniitso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geog. Maniitsoq (Dan: Sukkertoppen), town in the Qeqqata municipality, sixth largest town in Greenland;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iitsorsu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iceberg composed of pieces frozen togethe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ikujutsi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a little offended, feels a little insulted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ileriv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hangs out clothes to dry, spreads clothes out to dry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inni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comes into calm waters</text:p>
          </table:table-cell>
          <table:table-cell table:style-name="ce5" table:number-columns-repeated="2"/>
          <table:table-cell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manioqqaav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hangs out clothes to dry, spreads clothes out to dry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i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flat, is smooth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isivi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drying rack</text:p>
          </table:table-cell>
          <table:table-cell table:style-name="ce5" table:number-columns-repeated="2"/>
          <table:table-cell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manisiv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hangs something out to dry, spreads something out to dry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issarpaa</text:p>
          </table:table-cell>
          <table:table-cell table:style-name="ce4" office:value-type="string" calcext:value-type="string">
            <text:p>oqaluut susalik</text:p>
          </table:table-cell>
          <table:table-cell table:style-name="ce4" office:value-type="string" calcext:value-type="string">
            <text:p>iron it (article of clothing); flatten it (article of clothing or bed clothes) by using a mangle; flatten it (the ground) with a rolle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issaassu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tumbler, rotator, cylinder in a revolve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issaat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flat iron, iron for smoothing cloth, plane, wood plane, block plan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issaavi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roller, clothes mangl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itsivi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drying rack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itto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sobs loudly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iv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hangs it up to dry, spreads it out to dry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na</text:p>
          </table:table-cell>
          <table:table-cell table:style-name="ce4" office:value-type="string" calcext:value-type="string">
            <text:p>oqaaseeraq</text:p>
          </table:table-cell>
          <table:table-cell table:style-name="ce5" office:value-type="string" calcext:value-type="string">
            <text:p>this here, that one ther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na tikillugu</text:p>
          </table:table-cell>
          <table:table-cell table:style-name="ce4" office:value-type="string" calcext:value-type="string">
            <text:p>oqaluut</text:p>
          </table:table-cell>
          <table:table-cell table:style-name="ce5" office:value-type="string" calcext:value-type="string">
            <text:p>up to now, until now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nari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completely even, totally fla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nat</text:p>
          </table:table-cell>
          <table:table-cell table:style-name="ce4" office:value-type="string" calcext:value-type="string">
            <text:p>taggit qasseersiut</text:p>
          </table:table-cell>
          <table:table-cell table:style-name="ce5" office:value-type="string" calcext:value-type="string">
            <text:p>manna from heaven, biblical manna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neeqqi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goes out to gather tern egg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neer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tern egg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neerart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gathers tern egg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ngeqqa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hard snow, compact snow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nge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hard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ngert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hard snow, compact snow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ngertippoq</text:p>
          </table:table-cell>
          <table:table-cell table:style-name="ce4" office:value-type="string" calcext:value-type="string">
            <text:p>oqaluut susaatsoq</text:p>
          </table:table-cell>
          <table:table-cell table:style-name="ce4" office:value-type="string" calcext:value-type="string">
            <text:p>becomes hard, hardens, will not change his/her mind, is obdurate, is obstinat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ngertitsiv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constipated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ngerto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something hard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ngerto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something hard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ngertorne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rus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ngertumine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oak lumbe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ngo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roo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ngu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warmer weather, a thaw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ngu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has been put into something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ngu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has been put into something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ngussuup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stuffs it dow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ngaalla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more resistance than expected, feels harder than expected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ngaari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something very hard, item with considerable hardnes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ni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egg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nili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goes out to gather egg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niliorpoq</text:p>
          </table:table-cell>
          <table:table-cell table:style-name="ce4" office:value-type="string" calcext:value-type="string">
            <text:p>oqaluut susaatsoq</text:p>
          </table:table-cell>
          <table:table-cell table:style-name="ce4" office:value-type="string" calcext:value-type="string">
            <text:p>lays an egg, cooks egg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nissaqarfiit</text:p>
          </table:table-cell>
          <table:table-cell table:style-name="ce4" office:value-type="string" calcext:value-type="string">
            <text:p>taggit qasseersiut</text:p>
          </table:table-cell>
          <table:table-cell table:style-name="ce5" office:value-type="string" calcext:value-type="string">
            <text:p>corpus luteum of the ovaries of mammal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nissaqarfi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ovary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niss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gathers eggs, finds an egg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niup inua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embryo in the egg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niusa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oval, ovoid, elips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oqut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bib</text:p>
          </table:table-cell>
          <table:table-cell table:style-name="ce5" table:number-columns-repeated="2"/>
          <table:table-cell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manu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upper part of the ches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nuskripti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manuscrip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ppe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opens, becomes ope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pper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opens it, opens it up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ppersag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booklet</text:p>
          </table:table-cell>
          <table:table-cell table:style-name="ce5" office:value-type="string" calcext:value-type="string">
            <text:p>juullimut mappersagaq </text:p>
          </table:table-cell>
          <table:table-cell table:style-name="ce5" office:value-type="string" calcext:value-type="string">
            <text:p>advent calendar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mappersakkat</text:p>
          </table:table-cell>
          <table:table-cell table:style-name="ce4" office:value-type="string" calcext:value-type="string">
            <text:p>taggit qasseersiut</text:p>
          </table:table-cell>
          <table:table-cell table:style-name="ce5" office:value-type="string" calcext:value-type="string">
            <text:p>book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ppersimav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open, stands ope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ppi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folder, brief cas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ppi iserfiginiag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folder you want to access</text:p>
          </table:table-cell>
          <table:table-cell table:style-name="ce5" table:number-columns-repeated="2"/>
          <table:table-cell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mappiup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opens the door for hm/he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qi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carries a watercraft upside down overland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qip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taps it, draws liquid from i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qisuinnanngo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he/she is dripping in swea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qit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draft bee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qiterine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drain</text:p>
          </table:table-cell>
          <table:table-cell table:style-name="ce5" table:number-columns-repeated="2"/>
          <table:table-cell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maqiteriv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fills bottles with beer or soda from a barrel or larger vessel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qivoq</text:p>
          </table:table-cell>
          <table:table-cell table:style-name="ce4" office:value-type="string" calcext:value-type="string">
            <text:p>oqaluut susaatsoq</text:p>
          </table:table-cell>
          <table:table-cell table:style-name="ce4" office:value-type="string" calcext:value-type="string">
            <text:p>inflammation, pus comes out of the wound</text:p>
          </table:table-cell>
          <table:table-cell table:style-name="ce5" table:number-columns-repeated="2"/>
          <table:table-cell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maqqalla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full, is satiated, is satisfied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qq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portage, land between two bodies of water that boats must be carried ove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qullu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mud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qaasin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he/she is missed by someon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qaasiv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misses someon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qaasiv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misses him/her, wishes he/she were her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allu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mud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ane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sediment in whale or seal oil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asiso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a mountain where a rockslide has occurred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cipani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marzipa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garine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margarin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loqius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something consisting of two similar part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loqqat</text:p>
          </table:table-cell>
          <table:table-cell table:style-name="ce4" office:value-type="string" calcext:value-type="string">
            <text:p>taggit qasseersiut</text:p>
          </table:table-cell>
          <table:table-cell table:style-name="ce7" office:value-type="string" calcext:value-type="string">
            <text:p>polar bear pair, mother polar bear with a large cub, double jig fishing rig (with cross piece)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loqqiut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square of a number, second power of a numbe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lorali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double jig fishing rig (with cross piece)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lori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does something twic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loriaammi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twice as much</text:p>
          </table:table-cell>
          <table:table-cell table:style-name="ce5" office:value-type="string" calcext:value-type="string">
            <text:p><text:s/>marloriaammik pivoq </text:p>
          </table:table-cell>
          <table:table-cell table:style-name="ce5" office:value-type="string" calcext:value-type="string">
            <text:p>gets a double portion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marloriaatit</text:p>
          </table:table-cell>
          <table:table-cell table:style-name="ce4" office:value-type="string" calcext:value-type="string">
            <text:p>taggit qasseersiut</text:p>
          </table:table-cell>
          <table:table-cell table:style-name="ce5" office:value-type="string" calcext:value-type="string">
            <text:p>twice as much, twice as many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lorsiut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gram.dual number, dual agreement form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lora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catches two (fish or game animals or birds)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luinnik oqaaseqarneq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bilingualism</text:p>
          </table:table-cell>
          <table:table-cell table:style-name="ce5" table:number-columns-repeated="2"/>
          <table:table-cell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marluit</text:p>
          </table:table-cell>
          <table:table-cell table:style-name="ce4" office:value-type="string" calcext:value-type="string">
            <text:p>taggit qasseersiut</text:p>
          </table:table-cell>
          <table:table-cell table:style-name="ce5" office:value-type="string" calcext:value-type="string">
            <text:p>a pair, a group of two entitie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lu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two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lukkuutaarne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in pairs</text:p>
          </table:table-cell>
          <table:table-cell table:style-name="ce5" table:number-columns-repeated="2"/>
          <table:table-cell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marlukkuutaarput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are grouped in pairs, appear two at a tim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luli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twin, one of two siblings born at the same tim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luli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double-barreled gu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lulissat</text:p>
          </table:table-cell>
          <table:table-cell table:style-name="ce4" office:value-type="string" calcext:value-type="string">
            <text:p>taggit qasseersiut</text:p>
          </table:table-cell>
          <table:table-cell table:style-name="ce5" office:value-type="string" calcext:value-type="string">
            <text:p>pair of twin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luliv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becomes the parent of twin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lunngorlugit</text:p>
          </table:table-cell>
          <table:table-cell table:style-name="ce4" office:value-type="string" calcext:value-type="string">
            <text:p>oqaluut</text:p>
          </table:table-cell>
          <table:table-cell table:style-name="ce5" office:value-type="string" calcext:value-type="string">
            <text:p>in two phases, in two parts, in two stage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lunngormat</text:p>
          </table:table-cell>
          <table:table-cell table:style-name="ce4" office:value-type="string" calcext:value-type="string">
            <text:p>oqaluut </text:p>
          </table:table-cell>
          <table:table-cell table:style-name="ce5" office:value-type="string" calcext:value-type="string">
            <text:p>this past Tuesday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lunngorne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Tuesday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lunngornermi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on Tuesday, the... (date);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lunngorneruv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t is Tuesday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lunngorpat</text:p>
          </table:table-cell>
          <table:table-cell table:style-name="ce4" office:value-type="string" calcext:value-type="string">
            <text:p>oqaluut </text:p>
          </table:table-cell>
          <table:table-cell table:style-name="ce5" office:value-type="string" calcext:value-type="string">
            <text:p>this coming Tuesday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lunngo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t is two o'clock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lunnik nuliali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man with two wives, bigamis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lunnik nuliaqarne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having two wives, bigamy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marlunnik oqaasilik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bilingual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lunnik oqaasili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someone who is bilingual, a bilingual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lunnik qulillit</text:p>
          </table:table-cell>
          <table:table-cell table:style-name="ce4" office:value-type="string" calcext:value-type="string">
            <text:p>taggit qasseersiut</text:p>
          </table:table-cell>
          <table:table-cell table:style-name="ce5" office:value-type="string" calcext:value-type="string">
            <text:p>twenty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lunnik ueqarne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having two husbands, bigamy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lunnik uili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woman with two husbands, bigamis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lussuit</text:p>
          </table:table-cell>
          <table:table-cell table:style-name="ce4" office:value-type="string" calcext:value-type="string">
            <text:p>taggit qasseersiut</text:p>
          </table:table-cell>
          <table:table-cell table:style-name="ce5" office:value-type="string" calcext:value-type="string">
            <text:p>a couple, a pair, twosom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luuniat</text:p>
          </table:table-cell>
          <table:table-cell table:style-name="ce4" office:value-type="string" calcext:value-type="string">
            <text:p>taggit qasseersiut</text:p>
          </table:table-cell>
          <table:table-cell table:style-name="ce5" office:value-type="string" calcext:value-type="string">
            <text:p>couple in love with each other (who fend for themselves)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luuppaat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are of two minds about it, disagree about i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luuss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a game animal that two were involved in catching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luussipput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two of them took part in the catch, they are playing four hands piano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luuttari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something intended for two, something two should take part i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melade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marmalad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ne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puss from an inflammatio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ngus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bere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nilio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inflammed, is infected 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niliuu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t has become inflamed, has become infected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marnus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beret</text:p>
          </table:table-cell>
          <table:table-cell table:style-name="ce5" table:number-columns-repeated="2"/>
          <table:table-cell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marr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clay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rarasa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t has gotten clay on it, it has become spotted with clay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rar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coats it with clay, plasters it with clay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ri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ceramic object, piece of ceramic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rio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makes pottery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riorto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potte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ri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stuck in the mud, is stuck in clay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risima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not at all anxious to leave (said of a guest)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raat</text:p>
          </table:table-cell>
          <table:table-cell table:style-name="ce4" office:value-type="string" calcext:value-type="string">
            <text:p>taggit qasseersiut</text:p>
          </table:table-cell>
          <table:table-cell table:style-name="ce7" office:value-type="string" calcext:value-type="string">
            <text:p>porcelain, morta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raat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porcelain, morta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raav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muddy, sticky (said of dirt or earth)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se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marche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se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marche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si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March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marsi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month of March</text:p>
          </table:table-cell>
          <table:table-cell table:style-name="ce5" table:number-columns-repeated="2"/>
          <table:table-cell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marsiv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teary, his/her eyes are tearing, sheds tear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ski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marsh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tyri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marty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rullu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mud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sa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dampness, moistur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sann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t is wet weathe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sannaveeqqut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rain wear, waterproof clothing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sa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we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sarler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wipes it dry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sarlerut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drying cloth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sarsu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swamp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satala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gets we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satser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wets it, makes it we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sik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gills, front deck on a kayak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siup matua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gill cover, operculum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skiina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engine, particularly of a ship;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skiinaleriso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ship's mechanic, ship's enginee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skiinalerisut naalagaat</text:p>
          </table:table-cell>
          <table:table-cell table:style-name="ce4" office:value-type="string" calcext:value-type="string">
            <text:p>taggit</text:p>
          </table:table-cell>
          <table:table-cell table:style-name="ce8" office:value-type="string" calcext:value-type="string">
            <text:p>Bachelor in Technology Management and Marine engineering.</text:p>
          </table:table-cell>
          <table:table-cell table:style-name="ce5" table:number-columns-repeated="2"/>
          <table:table-cell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maskiinalerisuune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Marine Engineer</text:p>
          </table:table-cell>
          <table:table-cell table:style-name="ce5" table:number-columns-repeated="2"/>
          <table:table-cell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maskiinaaj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has engine failur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skinisti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ship's mechanic, ship's enginee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skinmesteri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ship's mechanic, ship's enginee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ssa</text:p>
          </table:table-cell>
          <table:table-cell table:style-name="ce4" office:value-type="string" calcext:value-type="string">
            <text:p>oqaaseeraq</text:p>
          </table:table-cell>
          <table:table-cell table:style-name="ce5" office:value-type="string" calcext:value-type="string">
            <text:p>even though, nevertheless, despite tha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ssa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splee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ssakkorluinnaq</text:p>
          </table:table-cell>
          <table:table-cell table:style-name="ce4" office:value-type="string" calcext:value-type="string">
            <text:p>oqaaseeraq</text:p>
          </table:table-cell>
          <table:table-cell table:style-name="ce5" office:value-type="string" calcext:value-type="string">
            <text:p>right now, this minute, immediately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ssakkorpiaq</text:p>
          </table:table-cell>
          <table:table-cell table:style-name="ce4" office:value-type="string" calcext:value-type="string">
            <text:p>oqaaseeraq</text:p>
          </table:table-cell>
          <table:table-cell table:style-name="ce5" office:value-type="string" calcext:value-type="string">
            <text:p>right now, this minute, immediately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ssakkut</text:p>
          </table:table-cell>
          <table:table-cell table:style-name="ce4" office:value-type="string" calcext:value-type="string">
            <text:p>oqaaseeraq</text:p>
          </table:table-cell>
          <table:table-cell table:style-name="ce5" office:value-type="string" calcext:value-type="string">
            <text:p>right now, this minute, immediately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ssakkuunngitsoq</text:p>
          </table:table-cell>
          <table:table-cell table:style-name="ce4" office:value-type="string" calcext:value-type="string">
            <text:p>oqaaseeraq</text:p>
          </table:table-cell>
          <table:table-cell table:style-name="ce4" office:value-type="string" calcext:value-type="string">
            <text:p>not now, not at this tim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ssali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flakes off, its surface is being eaten away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ssami</text:p>
          </table:table-cell>
          <table:table-cell table:style-name="ce4" office:value-type="string" calcext:value-type="string">
            <text:p>oqaaseeraq</text:p>
          </table:table-cell>
          <table:table-cell table:style-name="ce5" office:value-type="string" calcext:value-type="string">
            <text:p>indeed, exactly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ssap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removes the skin with the fat from a seal carcas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ssar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treats a wound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ssik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gets loose, loosens up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ssi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sits halfway up from a recumbent positio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ssuav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complains, expresses his/her dissatisfactio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ssuma</text:p>
          </table:table-cell>
          <table:table-cell table:style-name="ce5"/>
          <table:table-cell table:style-name="ce5" office:value-type="string" calcext:value-type="string">
            <text:p>thi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tematikeri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mathematicia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tematikki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mathematic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tematikkimut tunngaso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mathematical entry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tertersiut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a dull knif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terti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waistband</text:p>
          </table:table-cell>
          <table:table-cell table:style-name="ce5" table:number-columns-repeated="2"/>
          <table:table-cell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matoor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covers it over, puts a lid on it 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toorup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buries it and covers it ove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toqqasumi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with something closed</text:p>
          </table:table-cell>
          <table:table-cell table:style-name="ce5" table:number-columns-repeated="2"/>
          <table:table-cell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matoqqav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closed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torlu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someone is banging on the doo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tserfi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door fram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tta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edible whale skin with some of the blubber, muktuk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ttak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throws off its harness (said of a sled dog)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ttali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whal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tt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takes his/her jacket off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ttarte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strips to the wais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ttoqut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an extra layer of fabric for reinforcemen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ttorlu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will not close completely (said of a door, lid, etc.)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ttuffi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monastery, conven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ttup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locks him/her in, locks him/her up, incarcerates him/he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ttuser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bandages it, dresses his/her wound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ttusoo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tough, hard 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ttussaagallarfi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jail (temporary) </text:p>
          </table:table-cell>
          <table:table-cell table:style-name="ce5" table:number-columns-repeated="2"/>
          <table:table-cell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mattussaavoq</text:p>
          </table:table-cell>
          <table:table-cell table:style-name="ce5" office:value-type="string" calcext:value-type="string">
            <text:p>oqaluut susaatsoq</text:p>
          </table:table-cell>
          <table:table-cell table:style-name="ce5" office:value-type="string" calcext:value-type="string">
            <text:p>is locked up, is in jail, is quarantined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ttut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bandage, dressing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ttutissi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gauze, surgical tap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ttutissiaq nipittarto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bandaid, adhesive bandag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ttutsippoq</text:p>
          </table:table-cell>
          <table:table-cell table:style-name="ce5" office:value-type="string" calcext:value-type="string">
            <text:p>oqaluut susaatsoq</text:p>
          </table:table-cell>
          <table:table-cell table:style-name="ce5" office:value-type="string" calcext:value-type="string">
            <text:p>becomes hard, becomes tough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ttutto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monk, nu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ttuttoqatigiit</text:p>
          </table:table-cell>
          <table:table-cell table:style-name="ce4" office:value-type="string" calcext:value-type="string">
            <text:p>taggit qasseersiut</text:p>
          </table:table-cell>
          <table:table-cell table:style-name="ce5" office:value-type="string" calcext:value-type="string">
            <text:p>religious order, monastic orde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ttutaarpaa</text:p>
          </table:table-cell>
          <table:table-cell table:style-name="ce5" office:value-type="string" calcext:value-type="string">
            <text:p>oqaluut susalik</text:p>
          </table:table-cell>
          <table:table-cell table:style-name="ce5" office:value-type="string" calcext:value-type="string">
            <text:p>removes his/her bandages, takes the bandages off of i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ttuvoq</text:p>
          </table:table-cell>
          <table:table-cell table:style-name="ce5" office:value-type="string" calcext:value-type="string">
            <text:p>oqaluut susaatsoq</text:p>
          </table:table-cell>
          <table:table-cell table:style-name="ce5" office:value-type="string" calcext:value-type="string">
            <text:p>is tough, is hard 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ttaajarpaa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cuts the mattak off of it (a whale), removes the skin with some of the blubber from it 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ttaangav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naked from the waist up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tu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door, lid, cove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tuersaaserfi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keyhol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tuersaat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key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tuleriso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doorman, bounce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tuma</text:p>
          </table:table-cell>
          <table:table-cell table:style-name="ce5"/>
          <table:table-cell table:style-name="ce5" office:value-type="string" calcext:value-type="string">
            <text:p>this, of thi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tumannga</text:p>
          </table:table-cell>
          <table:table-cell table:style-name="ce5"/>
          <table:table-cell table:style-name="ce5" office:value-type="string" calcext:value-type="string">
            <text:p>from this, off of this, than this on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tumannga</text:p>
          </table:table-cell>
          <table:table-cell table:style-name="ce5"/>
          <table:table-cell table:style-name="ce5" office:value-type="string" calcext:value-type="string">
            <text:p>from this, off of this, than this on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tumik paarsiso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bouncer</text:p>
          </table:table-cell>
          <table:table-cell table:style-name="ce5" table:number-columns-repeated="2"/>
          <table:table-cell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matumuuna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through here, this way, by <text:s/>thi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tusarto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box, cas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tusiniut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animal trap, animal snar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tusissutissaqanngitso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something without a cover, something that lacks a covering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tusissutissat</text:p>
          </table:table-cell>
          <table:table-cell table:style-name="ce4" office:value-type="string" calcext:value-type="string">
            <text:p>taggit qasseersiut</text:p>
          </table:table-cell>
          <table:table-cell table:style-name="ce5" office:value-type="string" calcext:value-type="string">
            <text:p>price support, contribution to offset costs of productio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tuv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closed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tuaa</text:p>
          </table:table-cell>
          <table:table-cell table:style-name="ce5" office:value-type="string" calcext:value-type="string">
            <text:p>oqaluut susalik</text:p>
          </table:table-cell>
          <table:table-cell table:style-name="ce5" office:value-type="string" calcext:value-type="string">
            <text:p>closes it, puts a lid on it, puts its cover o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yonnaise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mayonnais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disteri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Danish spicy pork sausage, medeister sausag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daalia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medal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eqqanik paaqqinnittarfi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preschool, nursery school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eqqanut akiliutit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government child suppor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eqqat atuarfii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primary school, grade school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eqqat qamutaat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baby carriag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eqqeriso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preschool teache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eqqerivi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preschool, nursery school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eqqeriv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child care provide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eqqiornermik killiliine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limiting child births</text:p>
          </table:table-cell>
          <table:table-cell table:style-name="ce5" table:number-columns-repeated="2"/>
          <table:table-cell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meeqqio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bears children, has one child after anothe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eqqis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contraceptio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er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child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eraqat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playmat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erarpalu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childlike, is naïv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erarta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has a child, gives birth to a child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erartaarsinnaajunnaarsitaane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sterilization, operation to prevent a woman from having childre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erassaartinne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abortion, termination of a pregnancy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eravissiartaarneq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adoptio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e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mmitates a sheep, goes "baa"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erto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bleats (said of a sheep or goat)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erujutsi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gets coddled, is being overprotected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erujuuv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spoiled, is coddled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eraaffi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place where you were a child</text:p>
          </table:table-cell>
          <table:table-cell table:style-name="ce5" table:number-columns-repeated="2"/>
          <table:table-cell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meeraane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being a child</text:p>
          </table:table-cell>
          <table:table-cell table:style-name="ce5" table:number-columns-repeated="2"/>
          <table:table-cell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meeraane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the yougest child in a family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eraaqqerivi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daycar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eraasa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behaves childishly, is coddled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kanikeri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ship's engineer, marine diesel mechanic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loni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melo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qqerfi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hair follicl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qqi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brand, label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qqiler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labels it, brands i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qqit</text:p>
          </table:table-cell>
          <table:table-cell table:style-name="ce4" office:value-type="string" calcext:value-type="string">
            <text:p>taggit qasseersiut</text:p>
          </table:table-cell>
          <table:table-cell table:style-name="ce5" office:value-type="string" calcext:value-type="string">
            <text:p>eiders, eider duck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qqo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hair, feathe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qqorippoq</text:p>
          </table:table-cell>
          <table:table-cell table:style-name="ce4" office:value-type="string" calcext:value-type="string">
            <text:p>oqaluut susaatsoq</text:p>
          </table:table-cell>
          <table:table-cell table:style-name="ce4" office:value-type="string" calcext:value-type="string">
            <text:p>has beautiful hair (said of a hide), <text:s/>it has a luxurient growth of plants <text:s text:c="7"/>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qqoriss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preens its feather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qqorissar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washes it (a skin) and smoothes the hai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qque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losing hair, is hairles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qquitso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bare, stony landscape;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qqujoo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longhaired dog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qquli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something with the hair still on, something that still has its feather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qquluali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flannel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qqulu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nap, pile on fabric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qquni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gets hair, gets feather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qqusivi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needle cas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qqut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needl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qqut inngillutto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embroidery needl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qqut quassuli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leather needle (with squarish cross section)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qqutip isaa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eye of a needl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qqutaaj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the needle brok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qqutaasali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conifer, evergreen tre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qqutaasat</text:p>
          </table:table-cell>
          <table:table-cell table:style-name="ce4" office:value-type="string" calcext:value-type="string">
            <text:p>taggit qasseersiut</text:p>
          </table:table-cell>
          <table:table-cell table:style-name="ce5" office:value-type="string" calcext:value-type="string">
            <text:p>needle-like ice crystal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qqutaasivi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needle cas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rarput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land one after another (said of birds)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rianngujaatso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someone who doesn't get motion sick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rianngunaveersaat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seasick tablet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riannguv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seasick, is suffering from motion sicknes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ri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throws up, vomit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riars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tries to make himself/herself throw up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riarsaat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emetic, substance that induces vomiting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ria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vomi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rlerto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infan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rngo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exhausted, is all tired ou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rnguerse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sits down to catch his/her breath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rserinngil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is not scared of it, is not intimitated by it</text:p>
          </table:table-cell>
          <table:table-cell table:style-name="ce5" table:number-columns-repeated="2"/>
          <table:table-cell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mersern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looks intimidating, seems unapproachabl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rsersa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behaves haughtily, behaves in a supercilious manne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rserusu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wants to avoid doing something, does not want to get involved with something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rser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does not dare to take it on, does not dare to start in on i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rsorfi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sewing machin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rsornianngu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tailorbird, Orthotomus sutoriu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rso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sews, sews something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rsor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sews i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rsortarfi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sewing room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rsortarto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tailorbird, Orthotomus sutoriu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rsug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sewing project, material that is being sewn together 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rsullaqqi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good at sewing, sews nicely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rsuuppaa</text:p>
          </table:table-cell>
          <table:table-cell table:style-name="ce4" office:value-type="string" calcext:value-type="string">
            <text:p>oqaluut susalik</text:p>
          </table:table-cell>
          <table:table-cell table:style-name="ce4" office:value-type="string" calcext:value-type="string">
            <text:p>sews for him/her, sews it onto something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mesteri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master</text:p>
          </table:table-cell>
          <table:table-cell table:style-name="ce5" table:number-columns-repeated="2"/>
          <table:table-cell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mesteri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skilled craftsperson, expert craftsperson, champion, first place winner in a spor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abbrev. mete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etodisti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Methodis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aggoo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howls (said of a dog or wolf)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anerinnitto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someone who is careful</text:p>
          </table:table-cell>
          <table:table-cell table:style-name="ce5" table:number-columns-repeated="2"/>
          <table:table-cell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mianern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easily insulted, is easily offended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anersoqqussut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warning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anerso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careful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anersuaalliorne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carelessness, incaution, lack of circumspectio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anersuaallio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behaves carelessly, acts recklessly, does something without cautio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anersuaanne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lack of care, incautiousnes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anersuaa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not cautious, does not take precautions, is a daredevil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aner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has respect for it, is wary of i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ili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mile, sea mil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kersarpoq</text:p>
          </table:table-cell>
          <table:table-cell table:style-name="ce4" office:value-type="string" calcext:value-type="string">
            <text:p>oqaluut susaatsoq</text:p>
          </table:table-cell>
          <table:table-cell table:style-name="ce4" office:value-type="string" calcext:value-type="string">
            <text:p>cannot fit it, it is too small</text:p>
          </table:table-cell>
          <table:table-cell table:style-name="ce5" table:number-columns-repeated="2"/>
          <table:table-cell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mikialaalio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cooks lightly fermented fish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kialaat</text:p>
          </table:table-cell>
          <table:table-cell table:style-name="ce4" office:value-type="string" calcext:value-type="string">
            <text:p>taggit qasseersiut</text:p>
          </table:table-cell>
          <table:table-cell table:style-name="ce5" office:value-type="string" calcext:value-type="string">
            <text:p>a dish of boiled fermented fish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ki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fermented mea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kiarni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smells rotte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ki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rots, gets rotte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kiarsi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meat that is left to fermen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kig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finds it to small, it is too small for him/he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kiler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ring finge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kip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bites off a piece of i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kiso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something or someone small, a little on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kisukulla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a rather small perso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kiv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small, is littl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kka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strips skin off of something with the teeth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kkap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strips the skin from it with the teeth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krofoni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microphon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kroskopi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microscop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lagu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spot, area of a different colo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la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spot, freckl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lakula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leopard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lakulaarto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spotted, dappled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lig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flat stone that falls to seal up the entrance to a fox trap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li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plug, bung, stopper 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lik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plugs it up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likkiu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blocks the passag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linngatsiv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has a stopped-up nos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li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plugged, is corked, is stopped up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litt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nail head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llala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buzzes (said of an insect)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lli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barrel, keg, something to put food i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lliardi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billion (thousand million)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lliardi</text:p>
          </table:table-cell>
          <table:table-cell table:style-name="ce6" office:value-type="string" calcext:value-type="string">
            <text:p>taggit</text:p>
          </table:table-cell>
          <table:table-cell table:style-name="ce5" office:value-type="string" calcext:value-type="string">
            <text:p>billion, a thousand million</text:p>
          </table:table-cell>
          <table:table-cell table:style-name="ce7"/>
          <table:table-cell/>
          <table:table-cell table:style-name="ce7" office:value-type="string" calcext:value-type="string">
            <text:p>mia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milliler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makes it smaller, takes it (a garment) i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m</text:p>
          </table:table-cell>
          <table:table-cell table:style-name="ce6" office:value-type="string" calcext:value-type="string">
            <text:p>taggit</text:p>
          </table:table-cell>
          <table:table-cell table:style-name="ce5" office:value-type="string" calcext:value-type="string">
            <text:p>abbrev. millimeter</text:p>
          </table:table-cell>
          <table:table-cell table:style-name="ce5" table:number-columns-repeated="2"/>
          <table:table-cell table:style-name="ce5" office:value-type="string" calcext:value-type="string">
            <text:p>naal: mm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millimeteri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millimete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llioni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millio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llissiup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uses it to put the food o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lliv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grows smaller, shrink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lloo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throws something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lloor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throws things at him/her/it again and agai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lluar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sucks it up, drinks through a straw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lluartag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juice box with attached straw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lluarto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suction pump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lluartaat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sypho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llugu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attaches it by suctio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llugup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sucks it i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llugut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suction cup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llup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takes a sip of i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llusukar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slurps it up, sucks it up 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lluut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something to throw, for ex. a stone or a snowball;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lluaane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absorptio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lluaat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drinking straw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loriarne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the act of throwing a stone or snowball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loriarnertuv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can throw things far, has a good arm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lori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throws a stone or snowball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loriar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throw something at him/her/i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loriup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tosses it down, throws it down, hits it with something throw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loriup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throws the object</text:p>
          </table:table-cell>
          <table:table-cell table:style-name="ce5" table:number-columns-repeated="2"/>
          <table:table-cell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milor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hits it with something thrown, throws something at a target and hits i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lue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weaned, no longer nurse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luffi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baby bottl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luffiusa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passifier</text:p>
          </table:table-cell>
          <table:table-cell table:style-name="ce5" table:number-columns-repeated="2"/>
          <table:table-cell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milugia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wasp</text:p>
          </table:table-cell>
          <table:table-cell table:style-name="ce5" table:number-columns-repeated="2"/>
          <table:table-cell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milugu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attaches itself with suctio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luka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lollipop, sucke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luka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licks a lollipop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lu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nurses, suckle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lutsitsisi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wet nurs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lutsitsiv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nurses a baby, breastfeeds a baby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luumaso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miluumasoq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laaqi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a variety of sculpin, member of the family Cottidae;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n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takes some good food home (for ex., from a dinner)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ngiup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gets it caught between two thing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ngiutivilluni ingi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squeezes in between two seated people to sit dow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ngue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gets clea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ngui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clea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ngu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dir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ngulerter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threatens him/her with a clenched fis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ngulerter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threatens him/her with a clenched fis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ngunn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t makes one dirty, it's dirty work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ngu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dirty, is polluted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ngutsip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pollutes it, sullies i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ngutsitsine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the act of pollution, the fact of pollutio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ngutsitsiv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pollutes, makes things dirty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nik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earwax, viscous whale oil used as a sealant for skin boat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nip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leaves him/her out (of an invitation or a portion of something)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nisteeria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government departmen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nisteri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minister, head of a government departmen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nisteriune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prime ministe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nitseriv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seals the nail holes in a skin boat with viscous whale oil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nitsuisa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something one exchanges for a tasty morsel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nittorne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ripples on the wate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nitaav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has been passed up, has not been included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niv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t is drizzling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nne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the smaller one, the smallest on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nnerpaaffi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the smallest amount, minimum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nnerpaami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at least, at the very least, the smallest amount, the smallest one, the minimum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nnerpa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the smallest, the leas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nnerunngitsumi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not least (for), especially, particularly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nngeriv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works with something dirty, works with dirty stuff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nngern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makes one dirty, is dirty work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nnge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gets dirty, gets filthy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nngo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diving beetle, member of the genus Dytiscus;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nngaa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lethargic, is sloppy, is lax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nnaar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makes it too small, thinks it is too small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nutsi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minute, 60 second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na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a bit of good food to take home (for ex., from a dinner)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o.</text:p>
          </table:table-cell>
          <table:table-cell table:style-name="ce4" office:value-type="string" calcext:value-type="string">
            <text:p>naal.</text:p>
          </table:table-cell>
          <table:table-cell table:style-name="ce5" office:value-type="string" calcext:value-type="string">
            <text:p>abbrev. millio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ppe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beg, sponges off someon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lands (said of an airplane), alights (said of a bird)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ppa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beg, sponges off someon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aqqarn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arctic cod, Boreogadus saida; 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arpalu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makes a splashing sound, splashe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breaks the surface of the water with its mouth (of a fish)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eqqio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makes gravy, makes sauc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er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gravy dish, gravy boa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erarto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eats dried fish dipped in seal oil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errap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denies his/her guil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errari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in the habit of <text:s/>saying he/she hasn't done anything wrong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erratig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does not want to admit his/her guilt, refuses to admit it, denies his/her responsibility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eraasivi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saucepa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i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refuses to tell the truth, denies having done anything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igeqatig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has sympathy for him/her, sympathizes with him/he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igiitsoo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time just flew by for him/he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igile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he/he realizes that…, it dawns on him that …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iginneqataav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offers his/her condolences, offers his/her sympathie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igis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experience, impressio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igisartoo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someone with lots of experienc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igissuse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feeling, sense, sensitivity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igissut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sense, one of the sense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igitt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has sympathy, is sympathetic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igittaa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inconsiderate, is rude, is unsympathetic 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ig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feels it, experiences it 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ileraav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tests something out, experiments, tries something out, tries different methods for achieving a resul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iligut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specimen, sample (for testing) 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iliilluni aalisarne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fisheries research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iliine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experiment, tes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iliiv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does an experiment, performs a test, tests something ou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ilip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tests it, examines it, does an experiment on i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ilippaa (misiliivoq)</text:p>
          </table:table-cell>
          <table:table-cell table:style-name="ce4" office:value-type="string" calcext:value-type="string">
            <text:p>oqaluut susalik</text:p>
          </table:table-cell>
          <table:table-cell table:style-name="ce4" office:value-type="string" calcext:value-type="string">
            <text:p>tries it out, tries it on</text:p>
          </table:table-cell>
          <table:table-cell table:style-name="ce5" table:number-columns-repeated="2"/>
          <table:table-cell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misilitsi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being tested, is being examined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ilittakkat</text:p>
          </table:table-cell>
          <table:table-cell table:style-name="ce4" office:value-type="string" calcext:value-type="string">
            <text:p>taggit qasseersiut</text:p>
          </table:table-cell>
          <table:table-cell table:style-name="ce5" office:value-type="string" calcext:value-type="string">
            <text:p>experience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illerfig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has had enough of it, is fed up with i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ille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has had enough of it, is fed up with i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inn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remarkabl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innaa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the time is passing quickly, the time is flying by 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innaatsoo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has lost track of time, the time has passed quickly for him/he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issorpai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investigates them</text:p>
          </table:table-cell>
          <table:table-cell table:style-name="ce5" office:value-type="string" calcext:value-type="string">
            <text:p>naatsorsuutit misissorpai </text:p>
          </table:table-cell>
          <table:table-cell table:style-name="ce5"/>
          <table:table-cell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misisso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alert, is careful, investigates something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issor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investigates him/her/it, does research on him/her/i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issor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investigates him/her/it, does research on him/her/i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issorti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under investigatio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issortittarfi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consultation room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issuiffi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laboratory</text:p>
          </table:table-cell>
          <table:table-cell table:style-name="ce5" table:number-columns-repeated="2"/>
          <table:table-cell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misissuine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research, experimentatio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issuisut</text:p>
          </table:table-cell>
          <table:table-cell table:style-name="ce4" office:value-type="string" calcext:value-type="string">
            <text:p>taggit qasseersiut</text:p>
          </table:table-cell>
          <table:table-cell table:style-name="ce5" office:value-type="string" calcext:value-type="string">
            <text:p>superintendent's office earlier in Greenlandic history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issuiv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performs experiments, investigates something, does research on something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issuaalliorne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negligenc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issuaa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n't careful, doesn't pay attentio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iup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testifies that he/she (another) is innocent, vouches for him/he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iutig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will not confess, will not admit his/her guilt, will not confess to i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si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dried fish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siarsi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the Messiah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sig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is approximately that, is that in round number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siliorlugu</text:p>
          </table:table-cell>
          <table:table-cell table:style-name="ce4" office:value-type="string" calcext:value-type="string">
            <text:p>oqaluut</text:p>
          </table:table-cell>
          <table:table-cell table:style-name="ce5" office:value-type="string" calcext:value-type="string">
            <text:p>approximately that, in the neighborhood of tha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silior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approximates it, estimates i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siliuummik naatsorsukkat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estimate (of size, cost, length of time, etc.)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siliuup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compares it to something else, thinks that it is about the same size as something els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siliuussine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estimation, evaluatio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siliuussinera malillugu</text:p>
          </table:table-cell>
          <table:table-cell table:style-name="ce4" office:value-type="string" calcext:value-type="string">
            <text:p>oqaluut</text:p>
          </table:table-cell>
          <table:table-cell table:style-name="ce5" office:value-type="string" calcext:value-type="string">
            <text:p>in my estimatio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singa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around that, about that, approximately tha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singersuup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measures it with respect to something else, thinks it is about the same size as something els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singersuut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estimate, proposal, budget 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singiut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estimate, approximation (of size, cost, and the like)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sug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always skips him/her, regularly fails to give him/her anything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sukug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always skips him/her, regularly fails to give him/her anything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saa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approximately, around, circa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tali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engineer, diesel mechanic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up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immerses it, dips it in something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ut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something that has been dyed in a dye solution (skin, cloth, or yarn)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uttar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dyes it in a vat, dyes it in a dye bath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uttaat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dy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uttaatissat</text:p>
          </table:table-cell>
          <table:table-cell table:style-name="ce4" office:value-type="string" calcext:value-type="string">
            <text:p>taggit qasseersiut</text:p>
          </table:table-cell>
          <table:table-cell table:style-name="ce5" office:value-type="string" calcext:value-type="string">
            <text:p>dying powder, dye flake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suutissat</text:p>
          </table:table-cell>
          <table:table-cell table:style-name="ce4" office:value-type="string" calcext:value-type="string">
            <text:p>taggit qasseersiut</text:p>
          </table:table-cell>
          <table:table-cell table:style-name="ce5" office:value-type="string" calcext:value-type="string">
            <text:p>dying powder, dye flake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tag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someone who is an object of derision, someone who is teased or made fun of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tallerne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derision, mockery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talle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mean, is malevolen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tap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makes fun of him/he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tassi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makes funny faces, pulls face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tat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someone who is an object of derision, someone who is teased or made fun of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te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eider, eider duck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teq siorakitso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king eider, Somateria spectabilis;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teq siorartoo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common eider, Somateria mollissima;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ter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young eider, eider chick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tsimav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perches (said of a bird)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tsimmavi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perch, a place where birds land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tsimaarput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dance in place, do not move around while dancing with each othe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tsuitso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hummingbird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ttarfeqarfiit</text:p>
          </table:table-cell>
          <table:table-cell table:style-name="ce4" office:value-type="string" calcext:value-type="string">
            <text:p>taggit qasseersiut</text:p>
          </table:table-cell>
          <table:table-cell table:style-name="ce5" office:value-type="string" calcext:value-type="string">
            <text:p>Greenland Airports</text:p>
          </table:table-cell>
          <table:table-cell table:style-name="ce5" table:number-columns-repeated="2"/>
          <table:table-cell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mittarfeqarfiit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Greenlandic airport authority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ttarfi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aiport, runway, heliport, landing pad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ttatig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makes fun of him/her, makes a fool of him/her, bullies him/he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ttatigaa (mittatilliivoq/mittatiginnippoq)</text:p>
          </table:table-cell>
          <table:table-cell table:style-name="ce4" office:value-type="string" calcext:value-type="string">
            <text:p>oqaluut susalik</text:p>
          </table:table-cell>
          <table:table-cell table:style-name="ce4" office:value-type="string" calcext:value-type="string">
            <text:p>makes fun of him/her, bullies</text:p>
          </table:table-cell>
          <table:table-cell table:style-name="ce5" table:number-columns-repeated="2"/>
          <table:table-cell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mittataav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made fun of, is made a fool of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taarfi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Shrove Tuesday, Danish Carnival;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ta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dresses up for a carnival</text:p>
          </table:table-cell>
          <table:table-cell table:style-name="ce5" table:number-columns-repeated="2"/>
          <table:table-cell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mitaarpoq</text:p>
          </table:table-cell>
          <table:table-cell table:style-name="ce4" office:value-type="string" calcext:value-type="string">
            <text:p>oqaluut susaatsoq</text:p>
          </table:table-cell>
          <table:table-cell table:style-name="ce4" office:value-type="string" calcext:value-type="string">
            <text:p>makes faces, makes grimaces, is in costume, is wearing a costum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taarto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is dressed up, is wearing a costume (for Epiphany)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itaatig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makes fun of him/her, mocks him/her, is rude to him/he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modern</text:p>
          </table:table-cell>
          <table:table-cell table:style-name="ce5" table:number-columns-repeated="2"/>
          <table:table-cell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mongoli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Mongol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onopoli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monopoly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ontøri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fitter</text:p>
          </table:table-cell>
          <table:table-cell table:style-name="ce5" table:number-columns-repeated="2"/>
          <table:table-cell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moreer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grinds it, sharpens it, sands i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oreersivi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sander, sanding machin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orfiini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morphin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orfi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stuck in the mud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oriippoq</text:p>
          </table:table-cell>
          <table:table-cell table:style-name="ce4" office:value-type="string" calcext:value-type="string">
            <text:p>oqaluut susaatsoq</text:p>
          </table:table-cell>
          <table:table-cell table:style-name="ce4" office:value-type="string" calcext:value-type="string">
            <text:p>has a rounded top (said of a mountain), is blunt (said of a tool)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ormoni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Mormo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orp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sinks further in, sinks sown deepe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orroo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barks (said of a fox)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orsu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disappears under the surface of the wate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orsusimav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submerged, is below the surface of the wate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otoorerso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uses the motor, uses the engin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otoori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motor 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otoorii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has engine problems, suffers some engine damag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otoorileriso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abandoned settlement in the Qaasuitsoq municipality of far Northwest Greenland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uleq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nipple, teat of an animal, blade of an oar, blade of a paddl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ulequt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leaf of a plan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ulinga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the nipple, its teat, the blade of the oar, the blade of the paddle</text:p>
          </table:table-cell>
          <table:table-cell table:style-name="ce5" office:value-type="string" calcext:value-type="string">
            <text:p>muleq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mullortoo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someone who has been away a long tim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ullup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takes a long time to bring <text:s/>i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ulummerso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takes his/her/its time getting there, takes a while to arriv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uluv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away for a long tim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umigut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palett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uminga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the reverse side of it, its bottom sid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umingav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inside out, is upside dow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uminngav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facing the wrong side up/ wrong side out</text:p>
          </table:table-cell>
          <table:table-cell table:style-name="ce5" table:number-columns-repeated="2"/>
          <table:table-cell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mumipput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change side after the first half of a gam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umip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turns it ove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umisitsine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revolution, insurrectio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umisitsipput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are in revolt, are staging a revolutio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usa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carro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usliimi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Muslim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usaasat</text:p>
          </table:table-cell>
          <table:table-cell table:style-name="ce4" office:value-type="string" calcext:value-type="string">
            <text:p>taggit qasseersiut</text:p>
          </table:table-cell>
          <table:table-cell table:style-name="ce5" office:value-type="string" calcext:value-type="string">
            <text:p>plants that are mentioned in the Greenlandic stories about the Norse in Greenland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utit</text:p>
          </table:table-cell>
          <table:table-cell table:style-name="ce4" office:value-type="string" calcext:value-type="string">
            <text:p>taggit qasseersiut</text:p>
          </table:table-cell>
          <table:table-cell table:style-name="ce5" office:value-type="string" calcext:value-type="string">
            <text:p>mother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uuamaakkuuso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Muslim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ærke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brand, label, emblem 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ærkilerp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labels it, brands it, puts an emblem on i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æslingit</text:p>
          </table:table-cell>
          <table:table-cell table:style-name="ce4" office:value-type="string" calcext:value-type="string">
            <text:p>taggit qasseersiut</text:p>
          </table:table-cell>
          <table:table-cell table:style-name="ce5" office:value-type="string" calcext:value-type="string">
            <text:p>measle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øtrikki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nut (fastener that screws onto a bolt)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agalio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walks along with feet sinking i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ag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walks along with feet sinking i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aga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soft to sit on, is soft to lie on, is soft to walk o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aji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May (month)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ajoo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lemming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ajunnarto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something repugnant, something unpleasan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aju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repelled by something, finds something repugnan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ajutooq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someone who is a picky eater, someone who is easily appalled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akkarnaveeqqutit</text:p>
          </table:table-cell>
          <table:table-cell table:style-name="ce4" office:value-type="string" calcext:value-type="string">
            <text:p>taggit qasseersiut</text:p>
          </table:table-cell>
          <table:table-cell table:style-name="ce5" office:value-type="string" calcext:value-type="string">
            <text:p>snow shoe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akkarnaveeqqutit aputisiutit</text:p>
          </table:table-cell>
          <table:table-cell table:style-name="ce4" office:value-type="string" calcext:value-type="string">
            <text:p>taggit qasseersiut</text:p>
          </table:table-cell>
          <table:table-cell table:style-name="ce5" office:value-type="string" calcext:value-type="string">
            <text:p>snowshoes</text:p>
          </table:table-cell>
          <table:table-cell table:style-name="ce5" table:number-columns-repeated="2"/>
          <table:table-cell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maakk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walks along with feet sinking i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alav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screams in pain, groan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allatig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complains about i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allatigaa maalaarutig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complains about it</text:p>
          </table:table-cell>
          <table:table-cell table:style-name="ce5" table:number-columns-repeated="2"/>
          <table:table-cell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maallavig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complains to him/he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allavigaa maalaffigaa</text:p>
          </table:table-cell>
          <table:table-cell table:style-name="ce4" office:value-type="string" calcext:value-type="string">
            <text:p>oqaluut susalik</text:p>
          </table:table-cell>
          <table:table-cell table:style-name="ce5" office:value-type="string" calcext:value-type="string">
            <text:p>complains to someone</text:p>
          </table:table-cell>
          <table:table-cell table:style-name="ce5" table:number-columns-repeated="2"/>
          <table:table-cell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maala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complains, voices disapproval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alaarut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complaint, protestatio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alaaruteqartarfi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court of appeal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ana</text:p>
          </table:table-cell>
          <table:table-cell table:style-name="ce4" office:value-type="string" calcext:value-type="string">
            <text:p>oqaaseeraq</text:p>
          </table:table-cell>
          <table:table-cell table:style-name="ce5" office:value-type="string" calcext:value-type="string">
            <text:p>dem. this way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anga</text:p>
          </table:table-cell>
          <table:table-cell table:style-name="ce4" office:value-type="string" calcext:value-type="string">
            <text:p>oqaaseeraq</text:p>
          </table:table-cell>
          <table:table-cell table:style-name="ce5" office:value-type="string" calcext:value-type="string">
            <text:p>toward speaker, her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angaannaq</text:p>
          </table:table-cell>
          <table:table-cell table:style-name="ce4" office:value-type="string" calcext:value-type="string">
            <text:p>oqaaseeraq</text:p>
          </table:table-cell>
          <table:table-cell table:style-name="ce5" office:value-type="string" calcext:value-type="string">
            <text:p>for no purpose, without advantag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angaannaq</text:p>
          </table:table-cell>
          <table:table-cell table:style-name="ce4" office:value-type="string" calcext:value-type="string">
            <text:p>oqaaseeraq</text:p>
          </table:table-cell>
          <table:table-cell table:style-name="ce5" office:value-type="string" calcext:value-type="string">
            <text:p>for no purpose, without advantag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angaann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does not work out, does not come to fruitio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ani</text:p>
          </table:table-cell>
          <table:table-cell table:style-name="ce4" office:value-type="string" calcext:value-type="string">
            <text:p>oqaaseeraq</text:p>
          </table:table-cell>
          <table:table-cell table:style-name="ce5" office:value-type="string" calcext:value-type="string">
            <text:p>here, in the place where the speaker i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aniip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here, is located here, has showed up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anna</text:p>
          </table:table-cell>
          <table:table-cell table:style-name="ce4" office:value-type="string" calcext:value-type="string">
            <text:p>oqaaseeraq</text:p>
          </table:table-cell>
          <table:table-cell table:style-name="ce5" office:value-type="string" calcext:value-type="string">
            <text:p>now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annakkorluinnaq</text:p>
          </table:table-cell>
          <table:table-cell table:style-name="ce4" office:value-type="string" calcext:value-type="string">
            <text:p>oqaaseeraq</text:p>
          </table:table-cell>
          <table:table-cell table:style-name="ce5" office:value-type="string" calcext:value-type="string">
            <text:p>right away, right now, in the wink of an ey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annakkorpiaq</text:p>
          </table:table-cell>
          <table:table-cell table:style-name="ce4" office:value-type="string" calcext:value-type="string">
            <text:p>oqaaseeraq</text:p>
          </table:table-cell>
          <table:table-cell table:style-name="ce5" office:value-type="string" calcext:value-type="string">
            <text:p>right away, right now, in the wink of an ey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annakkut</text:p>
          </table:table-cell>
          <table:table-cell table:style-name="ce4" office:value-type="string" calcext:value-type="string">
            <text:p>oqaaseeraq</text:p>
          </table:table-cell>
          <table:table-cell table:style-name="ce5" office:value-type="string" calcext:value-type="string">
            <text:p>now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annakkut piso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gram. present tens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annamiit</text:p>
          </table:table-cell>
          <table:table-cell table:style-name="ce5"/>
          <table:table-cell table:style-name="ce5" office:value-type="string" calcext:value-type="string">
            <text:p>from now o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annangaaq</text:p>
          </table:table-cell>
          <table:table-cell table:style-name="ce5"/>
          <table:table-cell table:style-name="ce5" office:value-type="string" calcext:value-type="string">
            <text:p>already, in time 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ann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on his/her way her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anne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seal hunting at breathing hole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annga</text:p>
          </table:table-cell>
          <table:table-cell table:style-name="ce4"/>
          <table:table-cell table:style-name="ce5" office:value-type="string" calcext:value-type="string">
            <text:p>from her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anng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on his/her way her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anngaanniit</text:p>
          </table:table-cell>
          <table:table-cell table:style-name="ce4"/>
          <table:table-cell table:style-name="ce5" office:value-type="string" calcext:value-type="string">
            <text:p>from her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annine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callus, corn (on the foot) 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aqanngila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sensitive, easily feels pai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armori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marbl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armorili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village in the Uummannaq district of Northwest Greenland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assak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middle layer of the skin of a whal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attooq</text:p>
          </table:table-cell>
          <table:table-cell table:style-name="ce4" office:value-type="string" calcext:value-type="string">
            <text:p>taggit</text:p>
          </table:table-cell>
          <table:table-cell table:style-name="ce5" office:value-type="string" calcext:value-type="string">
            <text:p>someone tough, someone who can put up with hardships, someone who can take pai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attuv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tough, can put up with hardships, can take pai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av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sinks in with the fee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maavaarpoq</text:p>
          </table:table-cell>
          <table:table-cell table:style-name="ce4" office:value-type="string" calcext:value-type="string">
            <text:p>oqaluut susaatsoq</text:p>
          </table:table-cell>
          <table:table-cell table:style-name="ce5" office:value-type="string" calcext:value-type="string">
            <text:p>is soft to sit on, is soft to lie on, is soft to walk o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soqutiginnittoq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interested, keeps up, alert</text:p>
          </table:table-cell>
          <table:table-cell table:style-name="ce5" table:number-columns-repeated="2"/>
          <table:table-cell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makku</text:p>
          </table:table-cell>
          <table:table-cell table:style-name="ce5"/>
          <table:table-cell table:style-name="ce5" office:value-type="string" calcext:value-type="string">
            <text:p>these </text:p>
          </table:table-cell>
          <table:table-cell table:style-name="ce5" table:number-columns-repeated="23"/>
          <table:table-cell table:number-columns-repeated="998"/>
        </table:table-row>
        <table:table-row table:style-name="ro1" table:number-rows-repeated="158">
          <table:table-cell table:style-name="ce1"/>
          <table:table-cell table:style-name="ce5" table:number-columns-repeated="25"/>
          <table:table-cell table:number-columns-repeated="998"/>
        </table:table-row>
        <table:table-row table:style-name="ro1" table:number-rows-repeated="1047591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F81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a" number:country="DK">
      <number:text>kr </number:text>
      <number:number number:decimal-places="0" loext:min-decimal-places="0" number:min-integer-digits="1" number:grouping="true"/>
    </number:number-style>
    <number:number-style style:name="N10108" number:language="da" number:country="DK">
      <number:text>kr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a" number:country="DK">
      <number:text>kr </number:text>
      <number:number number:decimal-places="0" loext:min-decimal-places="0" number:min-integer-digits="1" number:grouping="true"/>
    </number:number-style>
    <number:number-style style:name="N10109" number:language="da" number:country="DK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da" number:country="DK">
      <number:text>kr </number:text>
      <number:number number:decimal-places="2" loext:min-decimal-places="2" number:min-integer-digits="1" number:grouping="true"/>
    </number:number-style>
    <number:number-style style:name="N10111" number:language="da" number:country="DK">
      <number:text>kr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da" number:country="DK">
      <number:text>kr </number:text>
      <number:number number:decimal-places="2" loext:min-decimal-places="2" number:min-integer-digits="1" number:grouping="true"/>
    </number:number-style>
    <number:number-style style:name="N10112" number:language="da" number:country="DK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da" number:country="DK">
      <number:day number:style="long"/>
      <number:text>-</number:text>
      <number:month number:textual="true"/>
      <number:text>-</number:text>
      <number:year/>
    </number:date-style>
    <number:date-style style:name="N10114" number:language="da" number:country="DK">
      <number:month number:textual="true"/>
      <number:text>-</number:text>
      <number:year/>
    </number:date-style>
    <number:time-style style:name="N10115" number:language="da" number:country="DK">
      <number:hours/>
      <number:text>:</number:text>
      <number:minutes number:style="long"/>
      <number:text> </number:text>
      <number:am-pm/>
    </number:time-style>
    <number:time-style style:name="N10116" number:language="da" number:country="DK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a" number:country="DK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da" number:country="DK">
      <number:number number:decimal-places="0" loext:min-decimal-places="0" number:min-integer-digits="1" number:grouping="true"/>
    </number:number-style>
    <number:number-style style:name="N10118" number:language="da" number:country="DK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da" number:country="DK">
      <number:number number:decimal-places="0" loext:min-decimal-places="0" number:min-integer-digits="1" number:grouping="true"/>
    </number:number-style>
    <number:number-style style:name="N10119" number:language="da" number:country="DK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da" number:country="DK">
      <number:number number:decimal-places="2" loext:min-decimal-places="2" number:min-integer-digits="1" number:grouping="true"/>
    </number:number-style>
    <number:number-style style:name="N10120" number:language="da" number:country="DK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da" number:country="DK">
      <number:number number:decimal-places="2" loext:min-decimal-places="2" number:min-integer-digits="1" number:grouping="true"/>
    </number:number-style>
    <number:number-style style:name="N10121" number:language="da" number:country="DK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da" number:country="DK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da" number:country="DK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da" number:country="DK">
      <loext:text> </loext:text>
      <loext:fill-character> </loext:fill-character>
      <number:text>- </number:text>
    </number:number-style>
    <number:text-style style:name="N10125" number:language="da" number:country="DK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a" number:country="DK">
      <loext:text> k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da" number:country="DK">
      <loext:text> k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da" number:country="DK">
      <loext:text> kr </loext:text>
      <loext:fill-character> </loext:fill-character>
      <number:text>- </number:text>
    </number:number-style>
    <number:text-style style:name="N10129" number:language="da" number:country="DK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a" number:country="DK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da" number:country="DK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da" number:country="DK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da" number:country="DK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a" number:country="DK">
      <loext:text> k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da" number:country="DK">
      <loext:text> k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da" number:country="DK">
      <loext:text> k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da" number:country="DK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1" fo:font-family="Calibri" fo:font-size="12pt" style:font-name-asian="Arial Unicode MS" style:font-family-asian="'Arial Unicode MS'" style:font-family-generic-asian="system" style:font-pitch-asian="variable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-00-0000</text:date>, <text:time style:data-style-name="N2" text:time-value="11:00:17.6299821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qaasileriffik</meta:initial-creator>
    <meta:creation-date>2017-06-22T12:54:53</meta:creation-date>
    <dc:date>2020-05-18T11:01:54.740645533</dc:date>
    <meta:generator>LibreOffice/5.4.4.2$MacOSX_X86_64 LibreOffice_project/2524958677847fb3bb44820e40380acbe820f960</meta:generator>
    <meta:editing-duration>PT2H45M15S</meta:editing-duration>
    <meta:editing-cycles>5</meta:editing-cycles>
    <meta:document-statistic meta:table-count="1" meta:cell-count="244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